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0pt" style:text-underline-style="solid" style:text-underline-width="auto" style:text-underline-color="font-color" fo:font-weight="bold" style:font-size-asian="20pt" style:font-weight-asian="bold" style:font-size-complex="20pt" style:font-weight-complex="bold"/>
    </style:style>
    <style:style style:name="T1" style:family="text">
      <style:text-properties style:text-position="super 58%"/>
    </style:style>
    <style:style style:name="T2" style:family="text">
      <style:text-properties style:text-position="0% 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ient History.</text:p>
      <text:p text:style-name="Standard"/>
      <text:p text:style-name="Standard">My client is called Sheffield Independent Film and Television Limited (known more by their acronym “SHIFT” and this is how I will refer to the client in this documentation.) There are multiple categories that SHIFT falls under. First and foremost, they were founded as a company. Registered with Companies House in London using the trade name “Sheffield Independent Film and Television Limited”. Their company number is 02501568, their company type as listed in the directory of Companies House is a “Private company limited by guarantee without share capital” as well as the nature of their business which is “Artistic creation”, the business was registered on the <text:s/>Monday the 14th of May, 1990<text:span text:style-name="T1">[1]</text:span>. Second would be their charity arm that was founded at the end of the same month that the business was founded (Thursday, 31<text:span text:style-name="T1">st</text:span> May, 1990)<text:span text:style-name="T1">[2]</text:span>. There is no public documentation as to when SHIFT became a training provider, however there could be a guess due to SHIFT’s first Ofsted report. SHIFT’s first public Ofsted report is dated as the inspection date being on Tuesday the 17<text:span text:style-name="T1">th</text:span> of June, 2008<text:span text:style-name="T1">[3]</text:span>, so we can assume that SHIFT has been working as a training provider for three years by this point which would roughly date SHIFT’s training provider start in the academic year of 2004/2005.</text:p>
      <text:p text:style-name="Standard"/>
      <text:p text:style-name="P1">Client Hosting &amp; Technology.</text:p>
      <text:p text:style-name="Standard"/>
      <text:p text:style-name="Standard">SHIFT’s history with web domains is always using the same website host (UK2) for the vast majority of their active time with the website<text:span text:style-name="T1">[4]</text:span> however using the Internet Archive’s Wayback Machine the first snapshot was taken on Wednesday the 25<text:span text:style-name="T1">th</text:span> of September, 2002<text:span text:style-name="T1">[5]</text:span>.</text:p>
      <text:p text:style-name="Standard"/>
      <text:p text:style-name="Standard">SHIFT current website has these web technologies on the website. For a backend on their website they have Apache Web Server<text:span text:style-name="T1">[6]</text:span> as their website backend and cpanel as their backend content manager.<text:span text:style-name="T1">[7]</text:span></text:p>
      <text:p text:style-name="Standard"/>
      <text:p text:style-name="P1">Client past website designs.</text:p>
      <text:p text:style-name="Standard"/>
      <text:p text:style-name="Standard">Using the Internet Archive’s Wayback Machine, I am able to take screenshots of how SHIFT’s website design philosphy has evolved to the current website that is live today.</text:p>
      <text:p text:style-name="Standard"/>
      <text:p text:style-name="Standard">The first snapshot was taken on the 25<text:span text:style-name="T1">th</text:span> of September, 2002 as mentioned in the “Client Hosting &amp; Technology” section of this report.</text:p>
      <text:p text:style-name="Standard"/>
      <text:p text:style-name="Standard"><text:span text:style-name="T1">[8]</text:span>There is two images on the website, one of them being broken due to not being captured by the software that archive.org use or used at the time of the capture. There is one paragraph on the website along with no internal links to other webpages or any links to external websites.</text:p>
      <text:p text:style-name="Standard"/>
      <text:p text:style-name="Standard"><text:span text:style-name="T1">[9]</text:span>The next design is the exact same layout, only without the broken image and the background and text colour changed to yellow and blue respectively. (Dated 30<text:span text:style-name="T1">th</text:span> September, 2002)</text:p>
      <text:p text:style-name="Standard"/>
      <text:p text:style-name="Standard"><text:span text:style-name="T1">[10]</text:span><text:span text:style-name="T2">This version of the website is a massive departure from the two websites that used to be hosted at the domain name. The main body is still text based </text:span><text:span text:style-name="T2">but now there is a navigation bar on the left hand side along with a logo for SHIFT in the top left corner and along the top is a </text:span><text:span text:style-name="T2">Title bar. In the left hand navigation bar, there is 6 links. “What’s On” links to </text:span><text:span text:style-name="T2">a webpage that tells the end user about events along with contact details of Bridget Kelly, who would be inferred as an event organiser. The email address that is noted as Kelly’s contact has a domain that is not owned by SHIFT Ltd. The other webpage </text:span><text:span text:style-name="T2">links</text:span><text:span text:style-name="T2"> in this capture all lead to </text:span><text:span text:style-name="T2">404 pages. This means that the pages that were linked to on the website, did not exist on the server, hence the 404 error, </text:span><text:span text:style-name="T2">t</text:span><text:span text:style-name="T2">he 404 error </text:span><text:soft-page-break/><text:span text:style-name="T2">means “Page Not Found” </text:span><text:span text:style-name="T2">and the reason for the “Homepage” link is showing up as a 404 error is because that the link is not pointing toward the </text:span><text:span text:style-name="T2">correct HTML page</text:span><text:span text:style-name="T2">. Also with the website’s navigation and title bar, there are missing assets from the </text:span><text:span text:style-name="T2">website. Now this could be because of one or two reasons. Reason one is due to the original website not having the assets on the server when the snapshot was made. Reason two is the snapshooting software that copied the website missed the </text:span><text:span text:style-name="T2">assets. If it was the latter, there is every possibility that the software also missed the other webpages that were linked.</text:span><text:span text:style-name="T2"> </text:span><text:s/>(Dated 27<text:span text:style-name="T1">th</text:span> November, 2002)</text:p>
      <text:p text:style-name="Standard"/>
      <text:p text:style-name="P1">Client’s Competition.</text:p>
      <text:p text:style-name="Standard"/>
      <text:p text:style-name="Standard">As my client is different than most education establishments, this makes it hard to understand who specifically competes with SHIFT, however there is possible competetion in regards to a new student quota. Since the client aims for new school-leavers (students aged 16-18) the best competition would be education establishments or training providers that aim for that target demographic as well.</text:p>
      <text:p text:style-name="Standard"/>
      <text:p text:style-name="Standard">Sheffield College who have four different campuses (City, Olive Grove, Peaks &amp; Hillsborough) have a singular website for all four campuses which help new students figure out which campus they need rather than doing research into one campus and realising that they need to be at a different campus. Using BuiltWith<text:span text:style-name="T1">[11]</text:span> Sheffield College uses Microsoft IIS for their Web Server, Janet Network for their website hosting, Microsoft Azure DNS for E-mail services &amp; a lot of additional content like advertising hosts, JavaScript Libraries, embedded YouTube videos along with Google Analytics and Facebook Tracking.</text:p>
      <text:p text:style-name="Standard"/>
      <text:p text:style-name="Standard">Personally I disagree with how much additional (&amp; unneeded) content that is used for selling user data, that platforms such as Google and Facebook thrive on. </text:p>
      <text:p text:style-name="Standard"/>
      <text:p text:style-name="Standard">Sources;</text:p>
      <text:p text:style-name="Standard">[1] - <text:a xlink:type="simple" xlink:href="https://beta.companieshouse.gov.uk/company/02501568" text:style-name="Internet_20_link" text:visited-style-name="Visited_20_Internet_20_Link">https://beta.companieshouse.gov.uk/company/02501568</text:a></text:p>
      <text:p text:style-name="Standard">[2] - <text:a xlink:type="simple" xlink:href="http://opencharities.org/charities/702975" text:style-name="Internet_20_link" text:visited-style-name="Visited_20_Internet_20_Link">http://opencharities.org/charities/702975</text:a></text:p>
      <text:p text:style-name="Standard">[3] - <text:a xlink:type="simple" xlink:href="https://reports.ofsted.gov.uk/inspection-reports/find-inspection-report/provider/ELS/58047" text:style-name="Internet_20_link" text:visited-style-name="Visited_20_Internet_20_Link">https://reports.ofsted.gov.uk/inspection-reports/find-inspection-report/provider/</text:a><text:a xlink:type="simple" xlink:href="https://reports.ofsted.gov.uk/inspection-reports/find-inspection-report/provider/ELS/58047" text:style-name="Internet_20_link" text:visited-style-name="Visited_20_Internet_20_Link">ELS/58047</text:a></text:p>
      <text:p text:style-name="Standard">[4] - <text:a xlink:type="simple" xlink:href="https://builtwith.com/relationships/shiftmedia.org.uk" text:style-name="Internet_20_link" text:visited-style-name="Visited_20_Internet_20_Link">https://builtwith.com/relationships/shiftmedia.org.uk</text:a></text:p>
      <text:p text:style-name="Standard">[5] - <text:a xlink:type="simple" xlink:href="https://web.archive.org/web/20021001000000*/http://www.shiftmedia.org.uk" text:style-name="Internet_20_link" text:visited-style-name="Visited_20_Internet_20_Link">https://web.archive.org/web/20021001000000*/http://www.shiftmedia.org.uk</text:a></text:p>
      <text:p text:style-name="Standard">[6] - <text:a xlink:type="simple" xlink:href="http://builtwith.com/shiftmedia.org.uk" text:style-name="Internet_20_link" text:visited-style-name="Visited_20_Internet_20_Link">http://builtwith.com/shiftmedia.org.uk</text:a></text:p>
      <text:p text:style-name="Standard">[7] - <text:a xlink:type="simple" xlink:href="http://www.shiftmedia.org.uk:2082/" text:style-name="Internet_20_link" text:visited-style-name="Visited_20_Internet_20_Link">http://www.shiftmedia.org.uk:2082</text:a></text:p>
      <text:p text:style-name="Standard">[8] - <text:a xlink:type="simple" xlink:href="https://web.archive.org/web/20020925164701/http://shiftmedia.org.uk:80/" text:style-name="Internet_20_link" text:visited-style-name="Visited_20_Internet_20_Link">https://web.archive.org/web/20020925164701/http://shiftmedia.org.uk:80/</text:a></text:p>
      <text:p text:style-name="Standard">[9] - <text:a xlink:type="simple" xlink:href="https://web.archive.org/web/20020925164701/http://shiftmedia.org.uk:80/" text:style-name="Internet_20_link" text:visited-style-name="Visited_20_Internet_20_Link">https://web.archive.org/web/20020930025736/http://shiftmedia.org.uk:80/</text:a></text:p>
      <text:p text:style-name="Standard">[10] - <text:a xlink:type="simple" xlink:href="https://web.archive.org/web/20021127151518/http://www.shiftmedia.org.uk/" text:style-name="Internet_20_link" text:visited-style-name="Visited_20_Internet_20_Link">https://web.archive.org/web/20021127151518/http://www.shiftmedia.org.uk/</text:a></text:p>
      <text:p text:style-name="Standard">[11] - <text:a xlink:type="simple" xlink:href="https://builtwith.com/sheffcol.ac.uk" text:style-name="Internet_20_link" text:visited-style-name="Visited_20_Internet_20_Link">https://builtwith.com/sheffcol.ac.uk</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212cm"/>
      <style:text-properties style:font-name="Liberation Serif" fo:font-size="14pt" fo:font-weight="bold" style:font-name-asian="Noto Sans CJK SC Regular" style:font-size-asian="14pt" style:font-weight-asian="bold" style:font-name-complex="FreeSan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6-06T09:40:41.249638885</meta:creation-date>
    <dc:date>2018-06-27T10:03:58.81</dc:date>
    <meta:editing-duration>PT8H31M24S</meta:editing-duration>
    <meta:editing-cycles>8</meta:editing-cycles>
    <meta:generator>OpenOffice/4.1.4$Win32 OpenOffice.org_project/414m5$Build-9788</meta:generator>
    <meta:document-statistic meta:table-count="0" meta:image-count="0" meta:object-count="0" meta:page-count="2" meta:paragraph-count="27" meta:word-count="913" meta:character-count="5898"/>
  </office:meta>
</office:document-meta>
</file>